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2pt" style:font-size-asian="12pt" style:font-size-complex="12pt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5" style:family="table-cell" style:parent-style-name="Default" style:data-style-name="N3"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">
      <style:table-cell-properties fo:border="0.06pt solid #000000"/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4">
      <style:text-properties style:font-name="Times New Roman1" fo:font-size="12pt" style:font-size-asian="12pt" style:font-size-complex="12pt"/>
    </style:style>
    <style:style style:name="ce8" style:family="table-cell" style:parent-style-name="Default" style:data-style-name="N4">
      <style:text-properties style:font-name="Times New Roman" fo:font-size="12pt" style:font-size-asian="12pt" style:font-size-complex="12pt"/>
    </style:style>
    <style:style style:name="ce9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4">
      <style:table-cell-properties fo:border="0.06pt solid #000000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b 58%" style:font-size-asian="10pt" style:font-size-complex="10pt"/>
    </style:style>
    <style:style style:name="T2" style:family="text">
      <style:text-properties style:text-position="sub 58%"/>
    </style:style>
    <style:style style:name="T3" style:family="text">
      <style:text-properties style:font-name="Times New Roman1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3.161cm" svg:height="8.996cm" svg:x="8.15cm" svg:y="0.344cm">
            <draw:object draw:notify-on-update-of-ranges="Tabelle1.A6:Tabelle1.A15 Tabelle1.C6:Tabelle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default-cell-style-name="ce8"/>
        <table:table-column table:style-name="co3" table:number-columns-repeated="1021" table:default-cell-style-name="ce2"/>
        <table:table-row table:style-name="ro1">
          <table:table-cell table:style-name="ce1" office:value-type="string" calcext:value-type="string">
            <text:p>R<text:span text:style-name="T1">pd =</text:span></text:p>
          </table:table-cell>
          <table:table-cell table:style-name="ce5" office:value-type="float" office:value="10000" calcext:value-type="float">
            <text:p>10.000</text:p>
          </table:table-cell>
          <table:table-cell table:style-name="ce7" office:value-type="string" calcext:value-type="string">
            <text:p><text:s/>Ω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<text:span text:style-name="T1">10 = </text:span></text:p>
          </table:table-cell>
          <table:table-cell table:style-name="ce5" office:value-type="float" office:value="75000" calcext:value-type="float">
            <text:p>75.000</text:p>
          </table:table-cell>
          <table:table-cell table:style-name="ce7" office:value-type="string" calcext:value-type="string">
            <text:p><text:s/>Ω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amma =</text:p>
          </table:table-cell>
          <table:table-cell office:value-type="float" office:value="0.8" calcext:value-type="float">
            <text:p>0,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DC-Wert <text:s/></text:p>
          </table:table-cell>
          <table:table-cell table:style-name="ce3" office:value-type="string" calcext:value-type="string">
            <text:p>R<text:span text:style-name="T2">B</text:span> / <text:span text:style-name="T3">Ω  </text:span></text:p>
          </table:table-cell>
          <table:table-cell table:style-name="ce9" office:value-type="string" calcext:value-type="string">
            <text:p>B / lx <text:s/></text:p>
          </table:table-cell>
          <table:table-cell table:style-name="ce11" table:number-columns-repeated="102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table:formula="of:=[.$B$1]*(1024/[.A6] - 1)" office:value-type="float" office:value="5110000" calcext:value-type="float">
            <text:p>5.110.000</text:p>
          </table:table-cell>
          <table:table-cell table:style-name="ce10" table:formula="of:=10 * EXP(-LN(([.$B$1] / [.$B$2])*(1024/[.A6]-1))/[.$B$3])" office:value-type="float" office:value="0.0510858300284667" calcext:value-type="float">
            <text:p>0,05</text:p>
          </table:table-cell>
          <table:table-cell table:number-columns-repeated="102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table:formula="of:=[.$B$1]*(1024/[.A7] - 1)" office:value-type="float" office:value="2038000" calcext:value-type="float">
            <text:p>2.038.000</text:p>
          </table:table-cell>
          <table:table-cell table:style-name="ce10" table:formula="of:=10 * EXP(-LN(([.$B$1] / [.$B$2])*(1024/[.A7]-1))/[.$B$3])" office:value-type="float" office:value="0.161183786770632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6" table:formula="of:=[.$B$1]*(1024/[.A8] - 1)" office:value-type="float" office:value="1014000" calcext:value-type="float">
            <text:p>1.014.000</text:p>
          </table:table-cell>
          <table:table-cell table:style-name="ce10" table:formula="of:=10 * EXP(-LN(([.$B$1] / [.$B$2])*(1024/[.A8]-1))/[.$B$3])" office:value-type="float" office:value="0.385726197052557" calcext:value-type="float">
            <text:p>0,39</text:p>
          </table:table-cell>
          <table:table-cell table:number-columns-repeated="1021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6" table:formula="of:=[.$B$1]*(1024/[.A9] - 1)" office:value-type="float" office:value="502000" calcext:value-type="float">
            <text:p>502.000</text:p>
          </table:table-cell>
          <table:table-cell table:style-name="ce10" table:formula="of:=10 * EXP(-LN(([.$B$1] / [.$B$2])*(1024/[.A9]-1))/[.$B$3])" office:value-type="float" office:value="0.92885288171004" calcext:value-type="float">
            <text:p>0,93</text:p>
          </table:table-cell>
          <table:table-cell table:number-columns-repeated="1021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6" table:formula="of:=[.$B$1]*(1024/[.A10] - 1)" office:value-type="float" office:value="194800" calcext:value-type="float">
            <text:p>194.800</text:p>
          </table:table-cell>
          <table:table-cell table:style-name="ce10" table:formula="of:=10 * EXP(-LN(([.$B$1] / [.$B$2])*(1024/[.A10]-1))/[.$B$3])" office:value-type="float" office:value="3.03277637665414" calcext:value-type="float">
            <text:p>3,03</text:p>
          </table:table-cell>
          <table:table-cell table:number-columns-repeated="1021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6" table:formula="of:=[.$B$1]*(1024/[.A11] - 1)" office:value-type="float" office:value="92400" calcext:value-type="float">
            <text:p>92.400</text:p>
          </table:table-cell>
          <table:table-cell table:style-name="ce10" table:formula="of:=10 * EXP(-LN(([.$B$1] / [.$B$2])*(1024/[.A11]-1))/[.$B$3])" office:value-type="float" office:value="7.70436084153853" calcext:value-type="float">
            <text:p>7,70</text:p>
          </table:table-cell>
          <table:table-cell table:number-columns-repeated="1021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6" table:formula="of:=[.$B$1]*(1024/[.A12] - 1)" office:value-type="float" office:value="41200" calcext:value-type="float">
            <text:p>41.200</text:p>
          </table:table-cell>
          <table:table-cell table:style-name="ce10" table:formula="of:=10 * EXP(-LN(([.$B$1] / [.$B$2])*(1024/[.A12]-1))/[.$B$3])" office:value-type="float" office:value="21.1448719366602" calcext:value-type="float">
            <text:p>21,14</text:p>
          </table:table-cell>
          <table:table-cell table:number-columns-repeated="1021"/>
        </table:table-row>
        <table:table-row table:style-name="ro1">
          <table:table-cell table:style-name="ce4" office:value-type="float" office:value="500" calcext:value-type="float">
            <text:p>500</text:p>
          </table:table-cell>
          <table:table-cell table:style-name="ce6" table:formula="of:=[.$B$1]*(1024/[.A13] - 1)" office:value-type="float" office:value="10480" calcext:value-type="float">
            <text:p>10.480</text:p>
          </table:table-cell>
          <table:table-cell table:style-name="ce10" table:formula="of:=10 * EXP(-LN(([.$B$1] / [.$B$2])*(1024/[.A13]-1))/[.$B$3])" office:value-type="float" office:value="117.050958919829" calcext:value-type="float">
            <text:p>117,05</text:p>
          </table:table-cell>
          <table:table-cell table:number-columns-repeated="1021"/>
        </table:table-row>
        <table:table-row table:style-name="ro1">
          <table:table-cell table:style-name="ce4" office:value-type="float" office:value="800" calcext:value-type="float">
            <text:p>800</text:p>
          </table:table-cell>
          <table:table-cell table:style-name="ce6" table:formula="of:=[.$B$1]*(1024/[.A14] - 1)" office:value-type="float" office:value="2800" calcext:value-type="float">
            <text:p>2.800</text:p>
          </table:table-cell>
          <table:table-cell table:style-name="ce10" table:formula="of:=10 * EXP(-LN(([.$B$1] / [.$B$2])*(1024/[.A14]-1))/[.$B$3])" office:value-type="float" office:value="609.367152327862" calcext:value-type="float">
            <text:p>609,37</text:p>
          </table:table-cell>
          <table:table-cell table:number-columns-repeated="1021"/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table:style-name="ce6" table:formula="of:=[.$B$1]*(1024/[.A15] - 1)" office:value-type="float" office:value="240" calcext:value-type="float">
            <text:p>240</text:p>
          </table:table-cell>
          <table:table-cell table:style-name="ce10" table:formula="of:=10 * EXP(-LN(([.$B$1] / [.$B$2])*(1024/[.A15]-1))/[.$B$3])" office:value-type="float" office:value="13139.0064883393" calcext:value-type="float">
            <text:p>13.139,01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1T10:29:22.840286727</dc:date>
    <meta:editing-duration>PT50M57S</meta:editing-duration>
    <meta:editing-cycles>15</meta:editing-cycles>
    <meta:generator>LibreOffice/7.3.6.2$Linux_X86_64 LibreOffice_project/30$Build-2</meta:generator>
    <meta:document-statistic meta:table-count="1" meta:cell-count="4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dddddd"/>
    </style:style>
    <style:style style:name="ch7" style:family="chart" style:data-style-name="N4">
      <style:chart-properties chart:display-label="true" chart:logarithmic="true" chart:minimum="0.01" chart:maximum="1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62cm" svg:height="8.997cm" xlink:href=".." xlink:type="simple" chart:class="chart:scatter" chart:style-name="ch1">
        <chart:title svg:x="4.13cm" svg:y="0.315cm" chart:style-name="ch2">
          <text:p>Helligkeit vs. ADC-Wert</text:p>
        </chart:title>
        <chart:plot-area chart:style-name="ch3" table:cell-range-address="Tabelle1.A6:Tabelle1.A15 Tabelle1.C6:Tabelle1.C15" svg:x="1.274cm" svg:y="1.273cm" svg:width="11.625cm" svg:height="6.564cm">
          <chart:coordinate-region svg:x="3.218cm" svg:y="1.472cm" svg:width="9.309cm" svg:height="5.718cm"/>
          <chart:axis chart:dimension="x" chart:name="primary-x" chart:style-name="ch4">
            <chart:title svg:x="6.301cm" svg:y="8.016cm" chart:style-name="ch5">
              <text:p>ADC-Wert</text:p>
            </chart:title>
            <chart:grid chart:style-name="ch6" chart:class="minor"/>
          </chart:axis>
          <chart:axis chart:dimension="y" chart:name="primary-y" chart:style-name="ch7">
            <chart:title svg:x="0.067cm" svg:y="6.41cm" chart:style-name="ch8">
              <text:p>Beleuchtungsstärle / Lux</text:p>
            </chart:title>
            <chart:grid chart:style-name="ch9" chart:class="major"/>
            <chart:grid chart:style-name="ch6" chart:class="minor"/>
          </chart:axis>
          <chart:series chart:style-name="ch10" chart:values-cell-range-address="Tabelle1.C6:Tabelle1.C15" chart:class="chart:scatter">
            <chart:domain table:cell-range-address="Tabelle1.A6:Tabelle1.A15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Tabelle1.A6:Tabelle1.A15</svg:desc>
                </draw:g>
              </table:table-cell>
              <table:table-cell office:value-type="float" office:value="0.0510858300284667">
                <text:p>0.0510858300284667</text:p>
                <draw:g>
                  <svg:desc>Tabelle1.C6:Tabelle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61183786770632">
                <text:p>0.161183786770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385726197052557">
                <text:p>0.385726197052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92885288171004">
                <text:p>0.92885288171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.03277637665414">
                <text:p>3.032776376654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7.70436084153853">
                <text:p>7.704360841538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1.1448719366602">
                <text:p>21.1448719366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17.050958919829">
                <text:p>117.0509589198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609.367152327862">
                <text:p>609.367152327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3139.0064883393">
                <text:p>13139.00648833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